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T1_exp (1)</text:p>
          </table:table-cell>
          <table:table-cell office:value-type="string" calcext:value-type="string">
            <text:p>T1_exp (2)</text:p>
          </table:table-cell>
          <table:table-cell office:value-type="string" calcext:value-type="string">
            <text:p>T1_an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Half-life</text:p>
          </table:table-cell>
        </table:table-row>
        <table:table-row table:style-name="ro1">
          <table:table-cell office:value-type="string" calcext:value-type="string">
            <text:p>yaaA</text:p>
          </table:table-cell>
          <table:table-cell office:value-type="float" office:value="15.1658" calcext:value-type="float">
            <text:p>15.1658</text:p>
          </table:table-cell>
          <table:table-cell office:value-type="float" office:value="13.0615" calcext:value-type="float">
            <text:p>13.0615</text:p>
          </table:table-cell>
          <table:table-cell office:value-type="float" office:value="13.2024" calcext:value-type="float">
            <text:p>13.2024</text:p>
          </table:table-cell>
          <table:table-cell table:formula="of:=[.B2]-[.C2]" office:value-type="float" office:value="2.1043" calcext:value-type="float">
            <text:p>2.104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alB</text:p>
          </table:table-cell>
          <table:table-cell office:value-type="float" office:value="15.1884" calcext:value-type="float">
            <text:p>15.1884</text:p>
          </table:table-cell>
          <table:table-cell office:value-type="float" office:value="13.4016" calcext:value-type="float">
            <text:p>13.4016</text:p>
          </table:table-cell>
          <table:table-cell office:value-type="float" office:value="13.4269" calcext:value-type="float">
            <text:p>13.4269</text:p>
          </table:table-cell>
          <table:table-cell table:formula="of:=[.B3]-[.C3]" office:value-type="float" office:value="1.7868" calcext:value-type="float">
            <text:p>1.786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dnaK</text:p>
          </table:table-cell>
          <table:table-cell office:value-type="float" office:value="32.8133" calcext:value-type="float">
            <text:p>32.8133</text:p>
          </table:table-cell>
          <table:table-cell office:value-type="float" office:value="28.3512" calcext:value-type="float">
            <text:p>28.3512</text:p>
          </table:table-cell>
          <table:table-cell office:value-type="float" office:value="28.4524" calcext:value-type="float">
            <text:p>28.4524</text:p>
          </table:table-cell>
          <table:table-cell table:formula="of:=[.B4]-[.C4]" office:value-type="float" office:value="4.4621" calcext:value-type="float">
            <text:p>4.46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naJ</text:p>
          </table:table-cell>
          <table:table-cell office:value-type="float" office:value="20.9123" calcext:value-type="float">
            <text:p>20.9123</text:p>
          </table:table-cell>
          <table:table-cell office:value-type="float" office:value="17.8022" calcext:value-type="float">
            <text:p>17.8022</text:p>
          </table:table-cell>
          <table:table-cell office:value-type="float" office:value="17.855" calcext:value-type="float">
            <text:p>17.855</text:p>
          </table:table-cell>
          <table:table-cell table:formula="of:=[.B5]-[.C5]" office:value-type="float" office:value="3.1101" calcext:value-type="float">
            <text:p>3.11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haA</text:p>
          </table:table-cell>
          <table:table-cell office:value-type="float" office:value="23.9344" calcext:value-type="float">
            <text:p>23.9344</text:p>
          </table:table-cell>
          <table:table-cell office:value-type="float" office:value="17.9021" calcext:value-type="float">
            <text:p>17.9021</text:p>
          </table:table-cell>
          <table:table-cell office:value-type="float" office:value="18.0158" calcext:value-type="float">
            <text:p>18.0158</text:p>
          </table:table-cell>
          <table:table-cell table:formula="of:=[.B6]-[.C6]" office:value-type="float" office:value="6.0323" calcext:value-type="float">
            <text:p>6.032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raC</text:p>
          </table:table-cell>
          <table:table-cell office:value-type="float" office:value="19.5319" calcext:value-type="float">
            <text:p>19.5319</text:p>
          </table:table-cell>
          <table:table-cell office:value-type="float" office:value="15.7025" calcext:value-type="float">
            <text:p>15.7025</text:p>
          </table:table-cell>
          <table:table-cell office:value-type="float" office:value="15.8746" calcext:value-type="float">
            <text:p>15.8746</text:p>
          </table:table-cell>
          <table:table-cell table:formula="of:=[.B7]-[.C7]" office:value-type="float" office:value="3.8294" calcext:value-type="float">
            <text:p>3.82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raE</text:p>
          </table:table-cell>
          <table:table-cell office:value-type="float" office:value="28.0273" calcext:value-type="float">
            <text:p>28.0273</text:p>
          </table:table-cell>
          <table:table-cell office:value-type="float" office:value="22.5185" calcext:value-type="float">
            <text:p>22.5185</text:p>
          </table:table-cell>
          <table:table-cell office:value-type="float" office:value="22.706" calcext:value-type="float">
            <text:p>22.706</text:p>
          </table:table-cell>
          <table:table-cell table:formula="of:=[.B8]-[.C8]" office:value-type="float" office:value="5.5088" calcext:value-type="float">
            <text:p>5.508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snB</text:p>
          </table:table-cell>
          <table:table-cell office:value-type="float" office:value="30.283" calcext:value-type="float">
            <text:p>30.283</text:p>
          </table:table-cell>
          <table:table-cell office:value-type="float" office:value="27.1312" calcext:value-type="float">
            <text:p>27.1312</text:p>
          </table:table-cell>
          <table:table-cell office:value-type="float" office:value="27.2119" calcext:value-type="float">
            <text:p>27.2119</text:p>
          </table:table-cell>
          <table:table-cell table:formula="of:=[.B9]-[.C9]" office:value-type="float" office:value="3.1518" calcext:value-type="float">
            <text:p>3.15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utS</text:p>
          </table:table-cell>
          <table:table-cell office:value-type="float" office:value="46.2525" calcext:value-type="float">
            <text:p>46.2525</text:p>
          </table:table-cell>
          <table:table-cell office:value-type="float" office:value="39.4598" calcext:value-type="float">
            <text:p>39.4598</text:p>
          </table:table-cell>
          <table:table-cell office:value-type="float" office:value="39.505" calcext:value-type="float">
            <text:p>39.505</text:p>
          </table:table-cell>
          <table:table-cell table:formula="of:=[.B10]-[.C10]" office:value-type="float" office:value="6.7927" calcext:value-type="float">
            <text:p>6.79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mglB</text:p>
          </table:table-cell>
          <table:table-cell office:value-type="float" office:value="18.7629" calcext:value-type="float">
            <text:p>18.7629</text:p>
          </table:table-cell>
          <table:table-cell office:value-type="float" office:value="15.758" calcext:value-type="float">
            <text:p>15.758</text:p>
          </table:table-cell>
          <table:table-cell office:value-type="float" office:value="15.8855" calcext:value-type="float">
            <text:p>15.8855</text:p>
          </table:table-cell>
          <table:table-cell table:formula="of:=[.B11]-[.C11]" office:value-type="float" office:value="3.0049" calcext:value-type="float">
            <text:p>3.004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yeiE</text:p>
          </table:table-cell>
          <table:table-cell office:value-type="float" office:value="16.539" calcext:value-type="float">
            <text:p>16.539</text:p>
          </table:table-cell>
          <table:table-cell office:value-type="float" office:value="13.6846" calcext:value-type="float">
            <text:p>13.6846</text:p>
          </table:table-cell>
          <table:table-cell office:value-type="float" office:value="13.7827" calcext:value-type="float">
            <text:p>13.7827</text:p>
          </table:table-cell>
          <table:table-cell table:formula="of:=[.B12]-[.C12]" office:value-type="float" office:value="2.8544" calcext:value-type="float">
            <text:p>2.85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yeiH</text:p>
          </table:table-cell>
          <table:table-cell office:value-type="float" office:value="20.7176" calcext:value-type="float">
            <text:p>20.7176</text:p>
          </table:table-cell>
          <table:table-cell office:value-type="float" office:value="16.77" calcext:value-type="float">
            <text:p>16.77</text:p>
          </table:table-cell>
          <table:table-cell office:value-type="float" office:value="16.894" calcext:value-type="float">
            <text:p>16.894</text:p>
          </table:table-cell>
          <table:table-cell table:formula="of:=[.B13]-[.C13]" office:value-type="float" office:value="3.9476" calcext:value-type="float">
            <text:p>3.947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yeiP</text:p>
          </table:table-cell>
          <table:table-cell office:value-type="float" office:value="11.023" calcext:value-type="float">
            <text:p>11.023</text:p>
          </table:table-cell>
          <table:table-cell office:value-type="float" office:value="8.934" calcext:value-type="float">
            <text:p>8.934</text:p>
          </table:table-cell>
          <table:table-cell office:value-type="float" office:value="9.0845" calcext:value-type="float">
            <text:p>9.0845</text:p>
          </table:table-cell>
          <table:table-cell table:formula="of:=[.B14]-[.C14]" office:value-type="float" office:value="2.089" calcext:value-type="float">
            <text:p>2.08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float" office:value="18.1965" calcext:value-type="float">
            <text:p>18.1965</text:p>
          </table:table-cell>
          <table:table-cell office:value-type="float" office:value="14.6747" calcext:value-type="float">
            <text:p>14.6747</text:p>
          </table:table-cell>
          <table:table-cell office:value-type="float" office:value="14.8095" calcext:value-type="float">
            <text:p>14.8095</text:p>
          </table:table-cell>
          <table:table-cell table:formula="of:=[.B15]-[.C15]" office:value-type="float" office:value="3.5218" calcext:value-type="float">
            <text:p>3.521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ygiW</text:p>
          </table:table-cell>
          <table:table-cell office:value-type="float" office:value="7.3537" calcext:value-type="float">
            <text:p>7.3537</text:p>
          </table:table-cell>
          <table:table-cell office:value-type="float" office:value="5.8232" calcext:value-type="float">
            <text:p>5.8232</text:p>
          </table:table-cell>
          <table:table-cell office:value-type="float" office:value="6.0203" calcext:value-type="float">
            <text:p>6.0203</text:p>
          </table:table-cell>
          <table:table-cell table:formula="of:=[.B16]-[.C16]" office:value-type="float" office:value="1.5305" calcext:value-type="float">
            <text:p>1.530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ygiM</text:p>
          </table:table-cell>
          <table:table-cell office:value-type="float" office:value="12.3366" calcext:value-type="float">
            <text:p>12.3366</text:p>
          </table:table-cell>
          <table:table-cell office:value-type="float" office:value="10.622" calcext:value-type="float">
            <text:p>10.622</text:p>
          </table:table-cell>
          <table:table-cell office:value-type="float" office:value="10.7214" calcext:value-type="float">
            <text:p>10.7214</text:p>
          </table:table-cell>
          <table:table-cell table:formula="of:=[.B17]-[.C17]" office:value-type="float" office:value="1.7146" calcext:value-type="float">
            <text:p>1.714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pB</text:p>
          </table:table-cell>
          <table:table-cell office:value-type="float" office:value="15.6233" calcext:value-type="float">
            <text:p>15.6233</text:p>
          </table:table-cell>
          <table:table-cell office:value-type="float" office:value="12.9617" calcext:value-type="float">
            <text:p>12.9617</text:p>
          </table:table-cell>
          <table:table-cell office:value-type="float" office:value="13.0669" calcext:value-type="float">
            <text:p>13.0669</text:p>
          </table:table-cell>
          <table:table-cell table:formula="of:=[.B18]-[.C18]" office:value-type="float" office:value="2.6616" calcext:value-type="float">
            <text:p>2.66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euL</text:p>
          </table:table-cell>
          <table:table-cell office:value-type="float" office:value="1.5813" calcext:value-type="float">
            <text:p>1.5813</text:p>
          </table:table-cell>
          <table:table-cell office:value-type="float" office:value="1.1462" calcext:value-type="float">
            <text:p>1.1462</text:p>
          </table:table-cell>
          <table:table-cell office:value-type="float" office:value="1.3545" calcext:value-type="float">
            <text:p>1.3545</text:p>
          </table:table-cell>
          <table:table-cell table:formula="of:=[.B19]-[.C19]" office:value-type="float" office:value="0.4351" calcext:value-type="float">
            <text:p>0.435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float" office:value="45.7775" calcext:value-type="float">
            <text:p>45.7775</text:p>
          </table:table-cell>
          <table:table-cell office:value-type="float" office:value="41.8773" calcext:value-type="float">
            <text:p>41.8773</text:p>
          </table:table-cell>
          <table:table-cell office:value-type="float" office:value="41.9156" calcext:value-type="float">
            <text:p>41.9156</text:p>
          </table:table-cell>
          <table:table-cell table:formula="of:=[.B20]-[.C20]" office:value-type="float" office:value="3.90020000000001" calcext:value-type="float">
            <text:p>3.900200000000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yhaH</text:p>
          </table:table-cell>
          <table:table-cell office:value-type="float" office:value="7.3976" calcext:value-type="float">
            <text:p>7.3976</text:p>
          </table:table-cell>
          <table:table-cell office:value-type="float" office:value="5.9121" calcext:value-type="float">
            <text:p>5.9121</text:p>
          </table:table-cell>
          <table:table-cell office:value-type="float" office:value="6.0929" calcext:value-type="float">
            <text:p>6.0929</text:p>
          </table:table-cell>
          <table:table-cell table:formula="of:=[.B21]-[.C21]" office:value-type="float" office:value="1.4855" calcext:value-type="float">
            <text:p>1.485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rpsL</text:p>
          </table:table-cell>
          <table:table-cell office:value-type="float" office:value="6.365" calcext:value-type="float">
            <text:p>6.365</text:p>
          </table:table-cell>
          <table:table-cell office:value-type="float" office:value="5.2772" calcext:value-type="float">
            <text:p>5.2772</text:p>
          </table:table-cell>
          <table:table-cell office:value-type="float" office:value="5.3821" calcext:value-type="float">
            <text:p>5.3821</text:p>
          </table:table-cell>
          <table:table-cell table:formula="of:=[.B22]-[.C22]" office:value-type="float" office:value="1.0878" calcext:value-type="float">
            <text:p>1.087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yacC</text:p>
          </table:table-cell>
          <table:table-cell office:value-type="float" office:value="7.3487" calcext:value-type="float">
            <text:p>7.3487</text:p>
          </table:table-cell>
          <table:table-cell office:value-type="float" office:value="5.8335" calcext:value-type="float">
            <text:p>5.8335</text:p>
          </table:table-cell>
          <table:table-cell office:value-type="float" office:value="6.0256" calcext:value-type="float">
            <text:p>6.0256</text:p>
          </table:table-cell>
          <table:table-cell table:formula="of:=[.B23]-[.C23]" office:value-type="float" office:value="1.5152" calcext:value-type="float">
            <text:p>1.515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queA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17.2075" calcext:value-type="float">
            <text:p>17.2075</text:p>
          </table:table-cell>
          <table:table-cell office:value-type="float" office:value="17.3114" calcext:value-type="float">
            <text:p>17.3114</text:p>
          </table:table-cell>
          <table:table-cell table:formula="of:=[.B24]-[.C24]" office:value-type="float" office:value="3.4763" calcext:value-type="float">
            <text:p>3.4763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phoB</text:p>
          </table:table-cell>
          <table:table-cell office:value-type="float" office:value="13.7744" calcext:value-type="float">
            <text:p>13.7744</text:p>
          </table:table-cell>
          <table:table-cell office:value-type="float" office:value="11.0314" calcext:value-type="float">
            <text:p>11.0314</text:p>
          </table:table-cell>
          <table:table-cell office:value-type="float" office:value="11.2784" calcext:value-type="float">
            <text:p>11.2784</text:p>
          </table:table-cell>
          <table:table-cell table:formula="of:=[.B25]-[.C25]" office:value-type="float" office:value="2.743" calcext:value-type="float">
            <text:p>2.7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hpC</text:p>
          </table:table-cell>
          <table:table-cell office:value-type="float" office:value="9.1262" calcext:value-type="float">
            <text:p>9.1262</text:p>
          </table:table-cell>
          <table:table-cell office:value-type="float" office:value="8.7284" calcext:value-type="float">
            <text:p>8.7284</text:p>
          </table:table-cell>
          <table:table-cell office:value-type="float" office:value="8.7535" calcext:value-type="float">
            <text:p>8.7535</text:p>
          </table:table-cell>
          <table:table-cell table:formula="of:=[.B26]-[.C26]" office:value-type="float" office:value="0.3978" calcext:value-type="float">
            <text:p>0.397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cstA</text:p>
          </table:table-cell>
          <table:table-cell office:value-type="float" office:value="41.3607" calcext:value-type="float">
            <text:p>41.3607</text:p>
          </table:table-cell>
          <table:table-cell office:value-type="float" office:value="33.6417" calcext:value-type="float">
            <text:p>33.6417</text:p>
          </table:table-cell>
          <table:table-cell office:value-type="float" office:value="33.8641" calcext:value-type="float">
            <text:p>33.8641</text:p>
          </table:table-cell>
          <table:table-cell table:formula="of:=[.B27]-[.C27]" office:value-type="float" office:value="7.719" calcext:value-type="float">
            <text:p>7.71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gE</text:p>
          </table:table-cell>
          <table:table-cell office:value-type="float" office:value="36.8743" calcext:value-type="float">
            <text:p>36.8743</text:p>
          </table:table-cell>
          <table:table-cell office:value-type="float" office:value="30.7684" calcext:value-type="float">
            <text:p>30.7684</text:p>
          </table:table-cell>
          <table:table-cell office:value-type="float" office:value="30.9129" calcext:value-type="float">
            <text:p>30.9129</text:p>
          </table:table-cell>
          <table:table-cell table:formula="of:=[.B28]-[.C28]" office:value-type="float" office:value="6.1059" calcext:value-type="float">
            <text:p>6.105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30.8389" calcext:value-type="float">
            <text:p>30.8389</text:p>
          </table:table-cell>
          <table:table-cell office:value-type="float" office:value="26.0016" calcext:value-type="float">
            <text:p>26.0016</text:p>
          </table:table-cell>
          <table:table-cell office:value-type="float" office:value="26.0784" calcext:value-type="float">
            <text:p>26.0784</text:p>
          </table:table-cell>
          <table:table-cell table:formula="of:=[.B29]-[.C29]" office:value-type="float" office:value="4.8373" calcext:value-type="float">
            <text:p>4.83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fldA</text:p>
          </table:table-cell>
          <table:table-cell office:value-type="float" office:value="9.7444" calcext:value-type="float">
            <text:p>9.7444</text:p>
          </table:table-cell>
          <table:table-cell office:value-type="float" office:value="7.9518" calcext:value-type="float">
            <text:p>7.9518</text:p>
          </table:table-cell>
          <table:table-cell office:value-type="float" office:value="8.132" calcext:value-type="float">
            <text:p>8.132</text:p>
          </table:table-cell>
          <table:table-cell table:formula="of:=[.B30]-[.C30]" office:value-type="float" office:value="1.7926" calcext:value-type="float">
            <text:p>1.792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ybfE</text:p>
          </table:table-cell>
          <table:table-cell office:value-type="float" office:value="5.1051" calcext:value-type="float">
            <text:p>5.1051</text:p>
          </table:table-cell>
          <table:table-cell office:value-type="float" office:value="4.072" calcext:value-type="float">
            <text:p>4.072</text:p>
          </table:table-cell>
          <table:table-cell office:value-type="float" office:value="4.1962" calcext:value-type="float">
            <text:p>4.1962</text:p>
          </table:table-cell>
          <table:table-cell table:formula="of:=[.B31]-[.C31]" office:value-type="float" office:value="1.0331" calcext:value-type="float">
            <text:p>1.033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ybfF</text:p>
          </table:table-cell>
          <table:table-cell office:value-type="float" office:value="14.9854" calcext:value-type="float">
            <text:p>14.9854</text:p>
          </table:table-cell>
          <table:table-cell office:value-type="float" office:value="12.7569" calcext:value-type="float">
            <text:p>12.7569</text:p>
          </table:table-cell>
          <table:table-cell office:value-type="float" office:value="12.8428" calcext:value-type="float">
            <text:p>12.8428</text:p>
          </table:table-cell>
          <table:table-cell table:formula="of:=[.B32]-[.C32]" office:value-type="float" office:value="2.2285" calcext:value-type="float">
            <text:p>2.22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ltA</text:p>
          </table:table-cell>
          <table:table-cell office:value-type="float" office:value="22.7271" calcext:value-type="float">
            <text:p>22.7271</text:p>
          </table:table-cell>
          <table:table-cell office:value-type="float" office:value="21.4255" calcext:value-type="float">
            <text:p>21.4255</text:p>
          </table:table-cell>
          <table:table-cell office:value-type="float" office:value="21.4408" calcext:value-type="float">
            <text:p>21.4408</text:p>
          </table:table-cell>
          <table:table-cell table:formula="of:=[.B33]-[.C33]" office:value-type="float" office:value="1.3016" calcext:value-type="float">
            <text:p>1.30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oG</text:p>
          </table:table-cell>
          <table:table-cell office:value-type="float" office:value="20.0883" calcext:value-type="float">
            <text:p>20.0883</text:p>
          </table:table-cell>
          <table:table-cell office:value-type="float" office:value="16.9942" calcext:value-type="float">
            <text:p>16.9942</text:p>
          </table:table-cell>
          <table:table-cell office:value-type="float" office:value="17.0728" calcext:value-type="float">
            <text:p>17.0728</text:p>
          </table:table-cell>
          <table:table-cell table:formula="of:=[.B34]-[.C34]" office:value-type="float" office:value="3.0941" calcext:value-type="float">
            <text:p>3.09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pmA</text:p>
          </table:table-cell>
          <table:table-cell office:value-type="float" office:value="11.8463" calcext:value-type="float">
            <text:p>11.8463</text:p>
          </table:table-cell>
          <table:table-cell office:value-type="float" office:value="10.3676" calcext:value-type="float">
            <text:p>10.3676</text:p>
          </table:table-cell>
          <table:table-cell office:value-type="float" office:value="10.4654" calcext:value-type="float">
            <text:p>10.4654</text:p>
          </table:table-cell>
          <table:table-cell table:formula="of:=[.B35]-[.C35]" office:value-type="float" office:value="1.4787" calcext:value-type="float">
            <text:p>1.47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ybhC</text:p>
          </table:table-cell>
          <table:table-cell office:value-type="float" office:value="24.8642" calcext:value-type="float">
            <text:p>24.8642</text:p>
          </table:table-cell>
          <table:table-cell office:value-type="float" office:value="20.4551" calcext:value-type="float">
            <text:p>20.4551</text:p>
          </table:table-cell>
          <table:table-cell office:value-type="float" office:value="20.6214" calcext:value-type="float">
            <text:p>20.6214</text:p>
          </table:table-cell>
          <table:table-cell table:formula="of:=[.B36]-[.C36]" office:value-type="float" office:value="4.4091" calcext:value-type="float">
            <text:p>4.409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ybhB</text:p>
          </table:table-cell>
          <table:table-cell office:value-type="float" office:value="9.9909" calcext:value-type="float">
            <text:p>9.9909</text:p>
          </table:table-cell>
          <table:table-cell office:value-type="float" office:value="8.3192" calcext:value-type="float">
            <text:p>8.3192</text:p>
          </table:table-cell>
          <table:table-cell office:value-type="float" office:value="8.4315" calcext:value-type="float">
            <text:p>8.4315</text:p>
          </table:table-cell>
          <table:table-cell table:formula="of:=[.B37]-[.C37]" office:value-type="float" office:value="1.6717" calcext:value-type="float">
            <text:p>1.671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bioA</text:p>
          </table:table-cell>
          <table:table-cell office:value-type="float" office:value="27.1148" calcext:value-type="float">
            <text:p>27.1148</text:p>
          </table:table-cell>
          <table:table-cell office:value-type="float" office:value="22.6312" calcext:value-type="float">
            <text:p>22.6312</text:p>
          </table:table-cell>
          <table:table-cell office:value-type="float" office:value="22.7728" calcext:value-type="float">
            <text:p>22.7728</text:p>
          </table:table-cell>
          <table:table-cell table:formula="of:=[.B38]-[.C38]" office:value-type="float" office:value="4.4836" calcext:value-type="float">
            <text:p>4.48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ybiC</text:p>
          </table:table-cell>
          <table:table-cell office:value-type="float" office:value="22.8083" calcext:value-type="float">
            <text:p>22.8083</text:p>
          </table:table-cell>
          <table:table-cell office:value-type="float" office:value="19.8587" calcext:value-type="float">
            <text:p>19.8587</text:p>
          </table:table-cell>
          <table:table-cell office:value-type="float" office:value="19.9431" calcext:value-type="float">
            <text:p>19.9431</text:p>
          </table:table-cell>
          <table:table-cell table:formula="of:=[.B39]-[.C39]" office:value-type="float" office:value="2.9496" calcext:value-type="float">
            <text:p>2.949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ybiJ</text:p>
          </table:table-cell>
          <table:table-cell office:value-type="float" office:value="4.6561" calcext:value-type="float">
            <text:p>4.6561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1471" calcext:value-type="float">
            <text:p>4.1471</text:p>
          </table:table-cell>
          <table:table-cell table:formula="of:=[.B40]-[.C40]" office:value-type="float" office:value="0.612600000000001" calcext:value-type="float">
            <text:p>0.6126000000000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lnH</text:p>
          </table:table-cell>
          <table:table-cell office:value-type="float" office:value="13.7425" calcext:value-type="float">
            <text:p>13.7425</text:p>
          </table:table-cell>
          <table:table-cell office:value-type="float" office:value="11.6479" calcext:value-type="float">
            <text:p>11.6479</text:p>
          </table:table-cell>
          <table:table-cell office:value-type="float" office:value="11.7472" calcext:value-type="float">
            <text:p>11.7472</text:p>
          </table:table-cell>
          <table:table-cell table:formula="of:=[.B41]-[.C41]" office:value-type="float" office:value="2.0946" calcext:value-type="float">
            <text:p>2.094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ybiT</text:p>
          </table:table-cell>
          <table:table-cell office:value-type="float" office:value="28.9572" calcext:value-type="float">
            <text:p>28.9572</text:p>
          </table:table-cell>
          <table:table-cell office:value-type="float" office:value="24.872" calcext:value-type="float">
            <text:p>24.872</text:p>
          </table:table-cell>
          <table:table-cell office:value-type="float" office:value="24.9153" calcext:value-type="float">
            <text:p>24.9153</text:p>
          </table:table-cell>
          <table:table-cell table:formula="of:=[.B42]-[.C42]" office:value-type="float" office:value="4.0852" calcext:value-type="float">
            <text:p>4.085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ybjG</text:p>
          </table:table-cell>
          <table:table-cell office:value-type="float" office:value="12.388" calcext:value-type="float">
            <text:p>12.38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454" calcext:value-type="float">
            <text:p>10.5454</text:p>
          </table:table-cell>
          <table:table-cell table:formula="of:=[.B43]-[.C43]" office:value-type="float" office:value="1.948" calcext:value-type="float">
            <text:p>1.94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imK</text:p>
          </table:table-cell>
          <table:table-cell office:value-type="float" office:value="17.2669" calcext:value-type="float">
            <text:p>17.2669</text:p>
          </table:table-cell>
          <table:table-cell office:value-type="float" office:value="13.85" calcext:value-type="float">
            <text:p>13.85</text:p>
          </table:table-cell>
          <table:table-cell office:value-type="float" office:value="14.0255" calcext:value-type="float">
            <text:p>14.0255</text:p>
          </table:table-cell>
          <table:table-cell table:formula="of:=[.B44]-[.C44]" office:value-type="float" office:value="3.4169" calcext:value-type="float">
            <text:p>3.416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ybjN</text:p>
          </table:table-cell>
          <table:table-cell office:value-type="float" office:value="9.9647" calcext:value-type="float">
            <text:p>9.9647</text:p>
          </table:table-cell>
          <table:table-cell office:value-type="float" office:value="8.0676" calcext:value-type="float">
            <text:p>8.0676</text:p>
          </table:table-cell>
          <table:table-cell office:value-type="float" office:value="8.2829" calcext:value-type="float">
            <text:p>8.2829</text:p>
          </table:table-cell>
          <table:table-cell table:formula="of:=[.B45]-[.C45]" office:value-type="float" office:value="1.8971" calcext:value-type="float">
            <text:p>1.89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potF</text:p>
          </table:table-cell>
          <table:table-cell office:value-type="float" office:value="21.8504" calcext:value-type="float">
            <text:p>21.8504</text:p>
          </table:table-cell>
          <table:table-cell office:value-type="float" office:value="18.456" calcext:value-type="float">
            <text:p>18.456</text:p>
          </table:table-cell>
          <table:table-cell office:value-type="float" office:value="18.5763" calcext:value-type="float">
            <text:p>18.5763</text:p>
          </table:table-cell>
          <table:table-cell table:formula="of:=[.B46]-[.C46]" office:value-type="float" office:value="3.3944" calcext:value-type="float">
            <text:p>3.394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14.4017" calcext:value-type="float">
            <text:p>14.4017</text:p>
          </table:table-cell>
          <table:table-cell office:value-type="float" office:value="12.9135" calcext:value-type="float">
            <text:p>12.9135</text:p>
          </table:table-cell>
          <table:table-cell office:value-type="float" office:value="13.0224" calcext:value-type="float">
            <text:p>13.0224</text:p>
          </table:table-cell>
          <table:table-cell table:formula="of:=[.B47]-[.C47]" office:value-type="float" office:value="1.4882" calcext:value-type="float">
            <text:p>1.488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spD</text:p>
          </table:table-cell>
          <table:table-cell office:value-type="float" office:value="4.8501" calcext:value-type="float">
            <text:p>4.8501</text:p>
          </table:table-cell>
          <table:table-cell office:value-type="float" office:value="3.8309" calcext:value-type="float">
            <text:p>3.8309</text:p>
          </table:table-cell>
          <table:table-cell office:value-type="float" office:value="3.9999" calcext:value-type="float">
            <text:p>3.9999</text:p>
          </table:table-cell>
          <table:table-cell table:formula="of:=[.B48]-[.C48]" office:value-type="float" office:value="1.0192" calcext:value-type="float">
            <text:p>1.019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infA</text:p>
          </table:table-cell>
          <table:table-cell office:value-type="float" office:value="3.8718" calcext:value-type="float">
            <text:p>3.8718</text:p>
          </table:table-cell>
          <table:table-cell office:value-type="float" office:value="3.1868" calcext:value-type="float">
            <text:p>3.1868</text:p>
          </table:table-cell>
          <table:table-cell office:value-type="float" office:value="3.2838" calcext:value-type="float">
            <text:p>3.2838</text:p>
          </table:table-cell>
          <table:table-cell table:formula="of:=[.B49]-[.C49]" office:value-type="float" office:value="0.685" calcext:value-type="float">
            <text:p>0.6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rxB</text:p>
          </table:table-cell>
          <table:table-cell office:value-type="float" office:value="17.9053" calcext:value-type="float">
            <text:p>17.9053</text:p>
          </table:table-cell>
          <table:table-cell office:value-type="float" office:value="14.7066" calcext:value-type="float">
            <text:p>14.7066</text:p>
          </table:table-cell>
          <table:table-cell office:value-type="float" office:value="14.8329" calcext:value-type="float">
            <text:p>14.8329</text:p>
          </table:table-cell>
          <table:table-cell table:formula="of:=[.B50]-[.C50]" office:value-type="float" office:value="3.1987" calcext:value-type="float">
            <text:p>3.198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erS</text:p>
          </table:table-cell>
          <table:table-cell office:value-type="float" office:value="23.3094" calcext:value-type="float">
            <text:p>23.3094</text:p>
          </table:table-cell>
          <table:table-cell office:value-type="float" office:value="19.3952" calcext:value-type="float">
            <text:p>19.3952</text:p>
          </table:table-cell>
          <table:table-cell office:value-type="float" office:value="19.4853" calcext:value-type="float">
            <text:p>19.4853</text:p>
          </table:table-cell>
          <table:table-cell table:formula="of:=[.B51]-[.C51]" office:value-type="float" office:value="3.9142" calcext:value-type="float">
            <text:p>3.91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ycaD</text:p>
          </table:table-cell>
          <table:table-cell office:value-type="float" office:value="23.2843" calcext:value-type="float">
            <text:p>23.2843</text:p>
          </table:table-cell>
          <table:table-cell office:value-type="float" office:value="18.9344" calcext:value-type="float">
            <text:p>18.9344</text:p>
          </table:table-cell>
          <table:table-cell office:value-type="float" office:value="19.0654" calcext:value-type="float">
            <text:p>19.0654</text:p>
          </table:table-cell>
          <table:table-cell table:formula="of:=[.B52]-[.C52]" office:value-type="float" office:value="4.3499" calcext:value-type="float">
            <text:p>4.349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flA</text:p>
          </table:table-cell>
          <table:table-cell office:value-type="float" office:value="14.4859" calcext:value-type="float">
            <text:p>14.4859</text:p>
          </table:table-cell>
          <table:table-cell office:value-type="float" office:value="12.0992" calcext:value-type="float">
            <text:p>12.0992</text:p>
          </table:table-cell>
          <table:table-cell office:value-type="float" office:value="12.2681" calcext:value-type="float">
            <text:p>12.2681</text:p>
          </table:table-cell>
          <table:table-cell table:formula="of:=[.B53]-[.C53]" office:value-type="float" office:value="2.3867" calcext:value-type="float">
            <text:p>2.386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pflB</text:p>
          </table:table-cell>
          <table:table-cell office:value-type="float" office:value="39.7954" calcext:value-type="float">
            <text:p>39.7954</text:p>
          </table:table-cell>
          <table:table-cell office:value-type="float" office:value="35.6944" calcext:value-type="float">
            <text:p>35.6944</text:p>
          </table:table-cell>
          <table:table-cell office:value-type="float" office:value="35.8073" calcext:value-type="float">
            <text:p>35.8073</text:p>
          </table:table-cell>
          <table:table-cell table:formula="of:=[.B54]-[.C54]" office:value-type="float" office:value="4.101" calcext:value-type="float">
            <text:p>4.1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erC</text:p>
          </table:table-cell>
          <table:table-cell office:value-type="float" office:value="20.6774" calcext:value-type="float">
            <text:p>20.6774</text:p>
          </table:table-cell>
          <table:table-cell office:value-type="float" office:value="17.6632" calcext:value-type="float">
            <text:p>17.6632</text:p>
          </table:table-cell>
          <table:table-cell office:value-type="float" office:value="17.7228" calcext:value-type="float">
            <text:p>17.7228</text:p>
          </table:table-cell>
          <table:table-cell table:formula="of:=[.B55]-[.C55]" office:value-type="float" office:value="3.0142" calcext:value-type="float">
            <text:p>3.01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oA</text:p>
          </table:table-cell>
          <table:table-cell office:value-type="float" office:value="22.4971" calcext:value-type="float">
            <text:p>22.4971</text:p>
          </table:table-cell>
          <table:table-cell office:value-type="float" office:value="19.4866" calcext:value-type="float">
            <text:p>19.4866</text:p>
          </table:table-cell>
          <table:table-cell office:value-type="float" office:value="19.6186" calcext:value-type="float">
            <text:p>19.6186</text:p>
          </table:table-cell>
          <table:table-cell table:formula="of:=[.B56]-[.C56]" office:value-type="float" office:value="3.0105" calcext:value-type="float">
            <text:p>3.01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psA</text:p>
          </table:table-cell>
          <table:table-cell office:value-type="float" office:value="26.6926" calcext:value-type="float">
            <text:p>26.6926</text:p>
          </table:table-cell>
          <table:table-cell office:value-type="float" office:value="22.3824" calcext:value-type="float">
            <text:p>22.3824</text:p>
          </table:table-cell>
          <table:table-cell office:value-type="float" office:value="22.4792" calcext:value-type="float">
            <text:p>22.4792</text:p>
          </table:table-cell>
          <table:table-cell table:formula="of:=[.B57]-[.C57]" office:value-type="float" office:value="4.3102" calcext:value-type="float">
            <text:p>4.310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spC</text:p>
          </table:table-cell>
          <table:table-cell office:value-type="float" office:value="20.7294" calcext:value-type="float">
            <text:p>20.729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9.0304" calcext:value-type="float">
            <text:p>19.0304</text:p>
          </table:table-cell>
          <table:table-cell table:formula="of:=[.B58]-[.C58]" office:value-type="float" office:value="1.7028" calcext:value-type="float">
            <text:p>1.7028</text:p>
          </table:table-cell>
          <table:table-cell office:value-type="float" office:value="258" calcext:value-type="float">
            <text:p>258</text:p>
          </table:table-cell>
        </table:table-row>
      </table:table>
      <table:named-expressions/>
      <table:database-ranges>
        <table:database-range table:name="__Anonymous_Sheet_DB__0" table:target-range-address="Sheet1.A1:Sheet1.F5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7:41:44.013892818</meta:creation-date>
    <dc:date>2020-03-05T20:59:26.713727376</dc:date>
    <meta:editing-duration>PT1H25M6S</meta:editing-duration>
    <meta:editing-cycles>3</meta:editing-cycles>
    <meta:generator>LibreOffice/6.0.7.3$Linux_X86_64 LibreOffice_project/00m0$Build-3</meta:generator>
    <meta:document-statistic meta:table-count="1" meta:cell-count="348" meta:object-count="0"/>
  </office:meta>
</office:document-meta>
</file>